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start" style:justify-single-word="false"/>
    </style:style>
    <style:style style:name="P4"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5" style:family="paragraph" style:parent-style-name="Standard">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8"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9"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10" style:family="paragraph" style:parent-style-name="Standard"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11"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style:text-underline-style="none" fo:font-weight="normal" fo:background-color="transparent" style:font-size-asian="10.5pt" style:font-weight-asian="normal" style:font-size-complex="10.5pt" style:font-weight-complex="normal"/>
    </style:style>
    <style:style style:name="P1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3" style:family="text">
      <style:text-properties style:font-name="Georgia" fo:font-size="10.5pt" fo:font-weight="bold" style:font-size-asian="10.5pt" style:font-weight-asian="bold" style:font-size-complex="10.5pt" style:font-weight-complex="bold"/>
    </style:style>
    <style:style style:name="T4" style:family="text">
      <style:text-properties style:font-name="Georgia" fo:font-size="10.5pt" style:font-size-asian="10.5pt" style:font-size-complex="10.5pt"/>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8" style:family="text">
      <style:text-properties fo:language="none" fo:country="none" style:font-name-asian="Georgia" style:language-asian="none" style:country-asian="none" style:font-name-complex="Georgia" style:language-complex="none" style:country-complex="none"/>
    </style:style>
    <style:style style:name="T9"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0" style:family="text">
      <style:text-properties fo:language="none" fo:country="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11"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13" style:family="text">
      <style:text-properties fo:language="none" fo:country="none" fo:background-color="transparent" style:font-name-asian="Georgia" style:language-asian="none" style:country-asian="none" style:font-name-complex="Georgia" style:language-complex="none" style:country-complex="none"/>
    </style:style>
    <style:style style:name="T14" style:family="text">
      <style:text-properties fo:font-variant="normal" fo:text-transform="none" fo:color="#000000" style:font-name="Georgia" fo:font-size="10.5pt" fo:letter-spacing="normal" fo:font-style="normal" fo:font-weight="normal" style:font-size-asian="10.5pt" style:font-size-complex="10.5pt"/>
    </style:style>
    <style:style style:name="T15"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6"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7" style:family="text">
      <style:text-properties fo:font-variant="normal" fo:text-transform="none" fo:color="#000000" style:font-name="Georgia" fo:font-size="10.5pt" fo:letter-spacing="normal"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8"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9" style:family="text">
      <style:text-properties fo:font-variant="normal" fo:text-transform="none" style:font-name="Georgia" fo:letter-spacing="normal" fo:language="none" fo:country="none" fo:font-style="normal" style:font-name-asian="Georgia" style:language-asian="none" style:country-asian="none" style:font-name-complex="Georgia" style:language-complex="none" style:country-complex="none"/>
    </style:style>
    <style:style style:name="T20" style:family="text">
      <style:text-properties fo:font-variant="normal" fo:text-transform="none" style:font-name="Georgia" fo:letter-spacing="normal" fo:language="none" fo:country="none" fo:font-style="normal" style:font-name-asian="Georgia" style:language-asian="none" style:country-asian="none" style:font-style-asian="normal" style:font-name-complex="Georgia" style:language-complex="none" style:country-complex="none" style:font-style-complex="normal"/>
    </style:style>
    <style:style style:name="T21" style:family="text">
      <style:text-properties fo:font-variant="normal" fo:text-transform="none" style:font-name="Georgia" fo:letter-spacing="normal" fo:language="none" fo:country="none" fo:font-style="normal" fo:background-color="transparent" style:font-name-asian="Georgia" style:language-asian="none" style:country-asian="none" style:font-style-asian="normal" style:font-name-complex="Georgia" style:language-complex="none" style:country-complex="none" style:font-style-complex="normal"/>
    </style:style>
    <style:style style:name="T22" style:family="text">
      <style:text-properties fo:font-variant="normal" fo:text-transform="none" style:font-name="Georgia" fo:letter-spacing="normal" fo:language="none" fo:country="none" fo:font-style="normal" style:text-underline-style="none" fo:background-color="transparent" style:font-name-asian="Georgia" style:language-asian="none" style:country-asian="none" style:font-name-complex="Georgia" style:language-complex="none" style:country-complex="none"/>
    </style:style>
    <style:style style:name="T23" style:family="text">
      <style:text-properties fo:font-variant="normal" fo:text-transform="none" style:font-name="Georgia" fo:letter-spacing="normal" fo:language="none" fo:country="none" fo:font-style="normal" style:text-underline-style="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24" style:family="text">
      <style:text-properties fo:font-variant="normal" fo:text-transform="none"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25" style:family="text">
      <style:text-properties fo:font-variant="normal" fo:text-transform="none" style:font-name="Georgia" fo:letter-spacing="normal"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6" style:family="text">
      <style:text-properties fo:font-variant="normal" fo:text-transform="none" style:font-name="Georgia" fo:letter-spacing="normal"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27" style:family="text">
      <style:text-properties fo:font-variant="normal" fo:text-transform="none" fo:color="#202124"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8" style:family="text">
      <style:text-properties fo:language="en" fo:country="US" style:font-name-asian="Georgia" style:language-asian="none" style:country-asian="none" style:font-name-complex="Georgia" style:language-complex="none" style:country-complex="none"/>
    </style:style>
    <style:style style:name="T29" style:family="text">
      <style:text-properties fo:language="en" fo:country="US" fo:background-color="transparent"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here is Power in the Blood</text:p>
      <text:p text:style-name="P1"><text:span text:style-name="T1">Read:</text:span> John 19:1-37</text:p>
      <text:p text:style-name="P2"><text:span text:style-name="T3">Text:</text:span><text:span text:style-name="T4"> <text:s/>I </text:span><text:span text:style-name="T2">John 1:7 “But if we walk in the light, as he is in the light, we have fellowship one with another, and the blood of Jesus Christ his Son clean-seth us from all sin.”</text:span></text:p>
      <text:p text:style-name="P4"/>
      <text:p text:style-name="P6"><text:span text:style-name="T1">Introduction:</text:span> I recently read a book about the crucifixion of Christ. <text:s/>It told of the times and places of Christ's bleeding, as He died for our sins. That is where the idea for this sermon came from.</text:p>
      <text:p text:style-name="P6"/>
      <text:p text:style-name="P3"><text:span text:style-name="T15">Sweating blood in the garden of Gethsemane:</text:span><text:span text:style-name="T14"> </text:span><text:span text:style-name="T16">Luke 22:44 “And being in an agony he prayed more earnestly: and his sweat was as it were great drops of blood falling down to the ground.” <text:s/>The medical commun-ity has a name for this. <text:s/>It is </text:span><text:span text:style-name="T27">Hematohidrosis: a very rare condition in which an individual sweats blood. <text:s/>It usually occurs in an individual who is suffering from extreme levels of stress.</text:span><text:span text:style-name="T16"> <text:s/>I believe that as the Father placed the sins of the world on the sinless Christ, his physical body was stressed to the extreme and that was the cause of this condition. <text:s/>It is in this context that He prayed: </text:span><text:span text:style-name="T16">“...O my Father, if it be possible, let this cup pass from me: nevertheless not as I will, but as thou </text:span><text:span text:style-name="T17">wilt.” (</text:span><text:span text:style-name="T16">Matthew 26:39). <text:s/></text:span></text:p>
      <text:p text:style-name="P3"><text:span text:style-name="T16"><text:s text:c="2"/>Let's contrast mankind in the Garden of Eden, where the first Adam chose his will over the will of the Father; with the Garden of Gethsemane, where the second Adam chose the Father's will over His own will. <text:s/>The blood of Christ is shed for the forgiveness of the one who's will has been expressed in defiance against God's will.</text:span></text:p>
      <text:p text:style-name="P6"/>
      <text:p text:style-name="P5"><text:span text:style-name="T6">The scourging of Christ:</text:span><text:span text:style-name="T5"> </text:span><text:span text:style-name="T19">John 19:1 “Then Pilate therefore took Jesus, and scourged </text:span><text:span text:style-name="T25">him.” <text:s/></text:span><text:span text:style-name="T20">I have watched the “Passion of the Christ” several times and I cannot watch the part where Christ is scourged without weep-ing. <text:s/>Scourging is a severe beating with a-cat-of-nine-tails. <text:s/>Each blow causes nine leather whips to cut in to the flesh. <text:s/>This beating was so severe that the Old Testament limits it to 40 stripes. <text:s/>The Jews would not allow more that 39 stripes just in case they had miscounted as they were being administered but the Romans had no such restrictions when they beat Jesus.</text:span></text:p>
      <text:p text:style-name="P5"><text:span text:style-name="T20"><text:s text:c="2"/>Isaiah prophesied: “...</text:span><text:span text:style-name="T21">he </text:span><text:span text:style-name="T26">was</text:span><text:span text:style-name="T21"> wounded for our transgressions, </text:span><text:span text:style-name="T26">he was</text:span><text:span text:style-name="T21"> bruised for our iniquities: the chastisement of our peace </text:span><text:span text:style-name="T26">was</text:span><text:span text:style-name="T21"> upon him; and with his stripes we are healed.” <text:s/>Peter repeated this prophecy in relation to the scourging of Christ. <text:s/>I know that some believe that the days of healing are passed but I strongly disagree. <text:s/>When both Isaiah and Peter remind us that he was scourged for our healing then I submit that healing is in the atonement. <text:s/>By His stripes we are healed! <text:s/>Hallelujah!</text:span></text:p>
      <text:p text:style-name="P7"><text:span text:style-name="T10">The Crown of Thorns:</text:span><text:span text:style-name="T13"> John 19:2 “And the soldiers platted a crown of thorns, and put </text:span><text:span text:style-name="T12">it</text:span><text:span text:style-name="T13"> on his head...” <text:s/>These were not like the thorns that we find on a typical rose bush, although most of us have bled from those thorns. <text:s/>This crown was made from a bush in Israel that sported thorns averaging 3 inches in length. <text:s/>When applied in punishment it would have been crushed through the thin skin covering the skull. <text:s/>The pain would have been severe. <text:s/>What does the bleeding from the skull represent? <text:s/>It is the cleansing of the mind. <text:s/>Not only does the blood of Christ wash away all sin it also washes away the thoughts that </text:span><text:span text:style-name="T29">lead to</text:span><text:span text:style-name="T13"> sin. <text:s/></text:span></text:p>
      <text:p text:style-name="P8"><text:span text:style-name="T8"><text:s text:c="2"/>In </text:span><text:span text:style-name="T28">Philippians</text:span><text:span text:style-name="T8"> 4:8 “Finally, brethren, whatsoever things are true, whatsoever things </text:span><text:span text:style-name="T11">are</text:span><text:span text:style-name="T8"> honest, whatsoever things </text:span><text:span text:style-name="T11">are</text:span><text:span text:style-name="T8"> just, whatsoever things </text:span><text:span text:style-name="T11">are</text:span><text:span text:style-name="T8"> pure, whatsoever things </text:span><text:span text:style-name="T11">are</text:span><text:span text:style-name="T8"> lovely, whatsoever things </text:span><text:span text:style-name="T11">are</text:span><text:span text:style-name="T8"> of good report; if </text:span><text:span text:style-name="T11">there be</text:span><text:span text:style-name="T8"> any virtue, and if </text:span><text:span text:style-name="T11">there be</text:span><text:span text:style-name="T8"> any praise, think on these things.” <text:s/>The crown of thorns is a reminder that our minds are cleansed along with our heart and soul.</text:span></text:p>
      <text:p text:style-name="P8"><text:span text:style-name="T8"/></text:p>
      <text:p text:style-name="P13"><text:span text:style-name="T9">His pierced hands and feet:</text:span><text:span text:style-name="T8"> Psalm 22:16 is a prophetic/</text:span><text:span text:style-name="T28">messianic</text:span><text:span text:style-name="T8"> psalm. “For dogs have compassed me: the assembly of the wicked have inclosed me: they pierced my hands and my feet.” <text:s/>This verse speaks of being surrounded by the dogs (non Jewish/ Roman soldiers, who nailed Jesus to the cross). <text:s/>His hands were pierced and His feet were pierced to demonstrate that the blood of Jesus provides redemption for the sinful things we have done as well as the places that sin has led us to.</text:span></text:p>
      <text:p text:style-name="P12"><text:span text:style-name="T19"/></text:p>
      <text:p text:style-name="P12"><text:span text:style-name="T24">His pierced side:</text:span><text:span text:style-name="T19"> John 19:34 “...one of the soldiers with a spear pierced his side, and forthwith came there out blood and water.” <text:s/>Many preachers have mad an issue of the fact that the bones of Christ were not broken which is definitely displayed here but the real message must not be mis-sed and that is that even though Jesus was obviously dead His blood still had power. <text:s/>It is significant that we once again see the blood of Jesus as it flows from His side. <text:s/>This is significant because it reminds us that the sins of the heart (those that are hidden to those on the outside) are covered by the blood of Jesus. <text:s/>We know from the teaching in Matthew 5 that sins of the flesh are preceded by sins of the heart and are judged as equal (in God's eyes) to visible outward sins. </text:span></text:p>
      <text:p text:style-name="P12"><text:span text:style-name="T19"/></text:p>
      <text:p text:style-name="P11"><text:span text:style-name="T23">Conclude:</text:span><text:span text:style-name="T22"> I Peter 1:18-19 “...</text:span><text:span text:style-name="T19">ye know that ye were not redeemed with corruptible things, </text:span><text:span text:style-name="T25">as</text:span><text:span text:style-name="T19"> silver and gold...</text:span><text:span text:style-name="T5">But with the precious blood of Christ...” <text:s/>I John 1:7 “But if we walk in the light, as he is in the light, we have fellowship one with another, and the blood of Jesus Christ his Son cleanseth us from all sin.”</text:span></text:p>
      <text:p text:style-name="P11"><text:span text:style-name="T5"><text:s text:c="2"/></text:span><text:span text:style-name="T7">One final question</text:span><text:span text:style-name="T5">: <text:s/>Is there any thing that you have done or any where you have gone that the Blood of Christ cannot cleanse?</text:span></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6</meta:editing-cycles>
    <meta:creation-date>2014-03-28T17:34:00</meta:creation-date>
    <dc:date>2023-02-11T15:57:34.76</dc:date>
    <meta:editing-duration>P7DT11H26M22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4" meta:word-count="959" meta:character-count="53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